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1.08mm"/>
    </style:style>
    <style:style style:name="co18" style:family="table-column">
      <style:table-column-properties fo:break-before="auto" style:column-width="30.18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2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2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2" table:number-columns-repeated="1023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/>
          <table:table-cell table:style-name="ce36"/>
          <table:table-cell table:number-columns-repeated="1022"/>
        </table:table-row>
        <table:table-row table:style-name="ro2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2" table:default-cell-style-name="ce35"/>
        <table:table-column table:style-name="co11" table:default-cell-style-name="ce35"/>
        <table:table-column table:style-name="co2" table:number-columns-repeated="1021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35"/>
        <table:table-column table:style-name="co2" table:number-columns-repeated="1023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00/00/00</text:date>, <text:time style:data-style-name="N2" text:time-value="08:04:48.399751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6T08:05:19.629540347</dc:date>
    <meta:creation-date>2014-12-14T08:12:00Z</meta:creation-date>
    <meta:editing-cycles>459</meta:editing-cycles>
    <meta:editing-duration>PT21H8M46S</meta:editing-duration>
    <meta:generator>LibreOffice/6.1.0.3$Linux_X86_64 LibreOffice_project/efb621ed25068d70781dc026f7e9c5187a4decd1</meta:generator>
    <meta:document-statistic meta:table-count="8" meta:cell-count="1351" meta:object-count="0"/>
  </office:meta>
</office:document-meta>
</file>